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ped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ipedOutputStream.Piped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ipedOutputStream.write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ipedOutputStream.connect( java . io . PipedIn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ipedOutputStrea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ipedOutputStream.write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ipedOutputStream.PipedOutputStream( java . io . PipedIn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